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7889fb" draw:textarea-horizontal-align="center" draw:textarea-vertical-align="middle" draw:auto-grow-height="true" draw:auto-grow-width="true" fo:min-height="0.983cm" fo:min-width="1.3cm" fo:padding-top="0.1cm" fo:padding-bottom="0.1cm" fo:padding-left="0.1cm" fo:padding-right="0.1cm"/>
    </style:style>
    <style:style style:name="gr2" style:family="graphic" style:parent-style-name="standard">
      <style:graphic-properties draw:stroke="none" svg:stroke-color="#000000" draw:fill="solid" draw:fill-color="#7889fb" draw:textarea-horizontal-align="center" draw:textarea-vertical-align="middle" draw:auto-grow-height="false" draw:auto-grow-width="true" fo:min-height="1.618cm" fo:min-width="1.32cm" fo:padding-top="0.1cm" fo:padding-bottom="0.1cm" fo:padding-left="0.1cm" fo:padding-right="0.1cm"/>
    </style:style>
    <style:style style:name="gr3" style:family="graphic" style:parent-style-name="standard">
      <style:graphic-properties draw:stroke="none" svg:stroke-color="#000000" draw:fill="solid" draw:fill-color="#7889fb" draw:textarea-horizontal-align="center" draw:textarea-vertical-align="middle" draw:auto-grow-height="true" draw:auto-grow-width="true" fo:min-height="0.982cm" fo:min-width="1.354cm" fo:padding-top="0.1cm" fo:padding-bottom="0.1cm" fo:padding-left="0.1cm" fo:padding-right="0.1cm"/>
    </style:style>
    <style:style style:name="gr4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7889fb" draw:textarea-horizontal-align="center" draw:textarea-vertical-align="middle" draw:auto-grow-height="false" draw:auto-grow-width="true" fo:min-height="1.982cm" fo:min-width="1.35cm" fo:padding-top="0.1cm" fo:padding-bottom="0.1cm" fo:padding-left="0.1cm" fo:padding-right="0.1cm"/>
    </style:style>
    <style:style style:name="gr6" style:family="graphic" style:parent-style-name="standard">
      <style:graphic-properties draw:stroke="none" svg:stroke-color="#000000" draw:fill="solid" draw:fill-color="#7889fb" draw:textarea-horizontal-align="center" draw:textarea-vertical-align="middle" draw:auto-grow-height="false" draw:auto-grow-width="true" fo:min-height="0.3cm" fo:min-width="2cm" fo:padding-top="0.1cm" fo:padding-bottom="0.1cm" fo:padding-left="0.1cm" fo:padding-right="0.1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text-align="center" fo:text-indent="0cm"/>
      <style:text-properties fo:font-size="14pt"/>
    </style:style>
    <style:style style:name="P2" style:family="paragraph">
      <style:paragraph-properties fo:margin-left="0cm" fo:margin-right="0cm" fo:margin-top="0cm" fo:margin-bottom="0cm" fo:text-align="center" fo:text-indent="0cm"/>
      <style:text-properties fo:color="#ffffff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24pt" style:font-size-complex="24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font-size="1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id="id1" draw:layer="layout" svg:width="1.5cm" svg:height="1.183cm" svg:x="9cm" svg:y="9cm">
          <draw:text-box draw:corner-radius="0.2cm">
            <text:p text:style-name="P1"><text:span text:style-name="T1">DB</text:span></text:p>
          </draw:text-box>
        </draw:frame>
        <draw:frame draw:style-name="gr2" draw:text-style-name="P2" draw:id="id2" draw:layer="layout" svg:width="1.52cm" svg:height="1.18cm" svg:x="8.979cm" svg:y="11.682cm">
          <draw:text-box draw:corner-radius="0.2cm">
            <text:p text:style-name="P1"><text:span text:style-name="T1">XML</text:span></text:p>
          </draw:text-box>
        </draw:frame>
        <draw:frame draw:style-name="gr3" draw:text-style-name="P2" draw:id="id3" draw:layer="layout" svg:width="1.554cm" svg:height="1.182cm" svg:x="8.946cm" svg:y="15.318cm">
          <draw:text-box draw:corner-radius="0.2cm">
            <text:p text:style-name="P1"><text:span text:style-name="T1">UML</text:span></text:p>
          </draw:text-box>
        </draw:frame>
        <draw:connector draw:style-name="gr4" draw:text-style-name="P4" draw:layer="layout" svg:x1="9.75cm" svg:y1="10.183cm" svg:x2="9.739cm" svg:y2="11.682cm" draw:start-shape="id1" draw:start-glue-point="2" draw:end-shape="id2" svg:d="m9750 10183v750h-11v749">
          <text:p text:style-name="P3"><text:span text:style-name="T2">PHP</text:span></text:p>
        </draw:connector>
        <draw:connector draw:style-name="gr4" draw:text-style-name="P4" draw:layer="layout" svg:x1="9.739cm" svg:y1="12.862cm" svg:x2="9.723cm" svg:y2="15.318cm" draw:start-shape="id2" draw:start-glue-point="2" draw:end-shape="id3" draw:end-glue-point="0" svg:d="m9739 12862v1228h-16v1228">
          <text:p text:style-name="P3"><text:span text:style-name="T2">Xtend</text:span></text:p>
        </draw:connector>
        <draw:frame draw:style-name="gr1" draw:text-style-name="P2" draw:id="id4" draw:layer="layout" svg:width="1.5cm" svg:height="1.183cm" svg:x="9cm" svg:y="6cm">
          <draw:text-box draw:corner-radius="0.2cm">
            <text:p text:style-name="P1"><text:span text:style-name="T1">GUI</text:span></text:p>
          </draw:text-box>
        </draw:frame>
        <draw:connector draw:style-name="gr4" draw:text-style-name="P4" draw:layer="layout" svg:x1="9.75cm" svg:y1="7.183cm" svg:x2="9.75cm" svg:y2="9cm" draw:start-shape="id4" draw:start-glue-point="2" draw:end-shape="id1" draw:end-glue-point="0" svg:d="m9750 7183v1817">
          <text:p text:style-name="P3"><text:span text:style-name="T2">JS, HTTP, PHP</text:span></text:p>
        </draw:connector>
        <draw:frame draw:style-name="gr1" draw:text-style-name="P2" draw:id="id5" draw:layer="layout" svg:width="1.5cm" svg:height="1.183cm" svg:x="9cm" svg:y="2.817cm">
          <draw:text-box draw:corner-radius="0.2cm">
            <text:p text:style-name="P1"><text:span text:style-name="T1">User</text:span></text:p>
          </draw:text-box>
        </draw:frame>
        <draw:connector draw:style-name="gr4" draw:text-style-name="P4" draw:layer="layout" svg:x1="9.75cm" svg:y1="4cm" svg:x2="9.75cm" svg:y2="6cm" draw:start-shape="id5" draw:start-glue-point="2" draw:end-shape="id4" draw:end-glue-point="0" svg:d="m9750 4000v2000">
          <text:p text:style-name="P3"><text:span text:style-name="T2">Modeling</text:span></text:p>
        </draw:connector>
        <draw:frame draw:style-name="gr5" draw:text-style-name="P2" draw:id="id10" draw:layer="layout" svg:width="1.55cm" svg:height="1.18cm" svg:x="3.95cm" svg:y="17cm">
          <draw:text-box draw:corner-radius="0.2cm">
            <text:p text:style-name="P1"><text:span text:style-name="T1">doc</text:span></text:p>
          </draw:text-box>
        </draw:frame>
        <draw:frame draw:style-name="gr3" draw:text-style-name="P2" draw:id="id14" draw:layer="layout" svg:width="1.554cm" svg:height="1.182cm" svg:x="3.946cm" svg:y="15.318cm">
          <draw:text-box draw:corner-radius="0.2cm">
            <text:p text:style-name="P1"><text:span text:style-name="T1">PDF</text:span></text:p>
          </draw:text-box>
        </draw:frame>
        <draw:frame draw:style-name="gr3" draw:text-style-name="P2" draw:id="id11" draw:layer="layout" svg:width="1.554cm" svg:height="1.182cm" svg:x="3.946cm" svg:y="20.5cm">
          <draw:text-box draw:corner-radius="0.2cm">
            <text:p text:style-name="P1"><text:span text:style-name="T1">ODT</text:span></text:p>
          </draw:text-box>
        </draw:frame>
        <draw:frame draw:style-name="gr3" draw:text-style-name="P2" draw:id="id9" draw:layer="layout" svg:width="1.554cm" svg:height="1.182cm" svg:x="3.946cm" svg:y="18.818cm">
          <draw:text-box draw:corner-radius="0.2cm">
            <text:p text:style-name="P1"><text:span text:style-name="T1">ODS</text:span></text:p>
          </draw:text-box>
        </draw:frame>
        <draw:frame draw:style-name="gr3" draw:text-style-name="P2" draw:id="id15" draw:layer="layout" svg:width="1.633cm" svg:height="1.182cm" svg:x="8.867cm" svg:y="20.5cm">
          <draw:text-box draw:corner-radius="0.2cm">
            <text:p text:style-name="P1"><text:span text:style-name="T1">WSDL</text:span></text:p>
          </draw:text-box>
        </draw:frame>
        <draw:frame draw:style-name="gr3" draw:text-style-name="P2" draw:id="id13" draw:layer="layout" svg:width="1.554cm" svg:height="1.182cm" svg:x="6.946cm" svg:y="20.5cm">
          <draw:text-box draw:corner-radius="0.2cm">
            <text:p text:style-name="P1"><text:span text:style-name="T1">XSD</text:span></text:p>
          </draw:text-box>
        </draw:frame>
        <draw:frame draw:style-name="gr3" draw:text-style-name="P2" draw:id="id7" draw:layer="layout" svg:width="3.343cm" svg:height="1.182cm" svg:x="14.5cm" svg:y="17cm">
          <draw:text-box draw:corner-radius="0.2cm">
            <text:p text:style-name="P1"><text:span text:style-name="T1">Grails Domain</text:span></text:p>
          </draw:text-box>
        </draw:frame>
        <draw:frame draw:style-name="gr3" draw:text-style-name="P2" draw:id="id6" draw:layer="layout" svg:width="3.292cm" svg:height="1.182cm" svg:x="14.5cm" svg:y="18.818cm">
          <draw:text-box draw:corner-radius="0.2cm">
            <text:p text:style-name="P1"><text:span text:style-name="T1">Grails Service</text:span></text:p>
          </draw:text-box>
        </draw:frame>
        <draw:frame draw:style-name="gr6" draw:text-style-name="P2" draw:id="id8" draw:layer="layout" svg:width="2.2cm" svg:height="1.18cm" svg:x="10.8cm" svg:y="20.5cm">
          <draw:text-box draw:corner-radius="0.2cm">
            <text:p text:style-name="P1"><text:span text:style-name="T1">Statistics</text:span></text:p>
          </draw:text-box>
        </draw:frame>
        <draw:frame draw:style-name="gr3" draw:text-style-name="P2" draw:id="id12" draw:layer="layout" svg:width="1.739cm" svg:height="1.182cm" svg:x="14.5cm" svg:y="15.318cm">
          <draw:text-box draw:corner-radius="0.2cm">
            <text:p text:style-name="P1"><text:span text:style-name="T1">WCMF</text:span></text:p>
          </draw:text-box>
        </draw:frame>
        <draw:connector draw:style-name="gr7" draw:text-style-name="P3" draw:layer="layout" draw:type="line" svg:x1="10.5cm" svg:y1="15.909cm" svg:x2="14.5cm" svg:y2="19.409cm" draw:start-shape="id3" draw:start-glue-point="1" draw:end-shape="id6" draw:end-glue-point="3" svg:d="m10500 15909 4000 3500">
          <text:p/>
        </draw:connector>
        <draw:connector draw:style-name="gr7" draw:text-style-name="P3" draw:layer="layout" draw:type="line" svg:x1="10.5cm" svg:y1="15.909cm" svg:x2="14.5cm" svg:y2="17.591cm" draw:start-shape="id3" draw:start-glue-point="1" draw:end-shape="id7" draw:end-glue-point="3" svg:d="m10500 15909 4000 1682">
          <text:p/>
        </draw:connector>
        <draw:connector draw:style-name="gr7" draw:text-style-name="P3" draw:layer="layout" draw:type="line" svg:x1="9.723cm" svg:y1="16.5cm" svg:x2="11.9cm" svg:y2="20.5cm" draw:start-shape="id3" draw:start-glue-point="2" draw:end-shape="id8" draw:end-glue-point="0" svg:d="m9723 16500 2177 4000">
          <text:p/>
        </draw:connector>
        <draw:connector draw:style-name="gr7" draw:text-style-name="P3" draw:layer="layout" draw:type="line" svg:x1="8.946cm" svg:y1="15.909cm" svg:x2="5.5cm" svg:y2="19.409cm" draw:start-shape="id3" draw:start-glue-point="3" draw:end-shape="id9" draw:end-glue-point="1" svg:d="m8946 15909-3446 3500">
          <text:p/>
        </draw:connector>
        <draw:connector draw:style-name="gr7" draw:text-style-name="P3" draw:layer="layout" draw:type="line" svg:x1="8.946cm" svg:y1="15.909cm" svg:x2="5.5cm" svg:y2="17.59cm" draw:start-shape="id3" draw:start-glue-point="3" draw:end-shape="id10" draw:end-glue-point="1" svg:d="m8946 15909-3446 1681">
          <text:p/>
        </draw:connector>
        <draw:connector draw:style-name="gr7" draw:text-style-name="P3" draw:layer="layout" draw:type="line" svg:x1="8.946cm" svg:y1="15.909cm" svg:x2="5.5cm" svg:y2="21.091cm" draw:start-shape="id3" draw:start-glue-point="3" draw:end-shape="id11" draw:end-glue-point="1" svg:d="m8946 15909-3446 5182">
          <text:p/>
        </draw:connector>
        <draw:connector draw:style-name="gr7" draw:text-style-name="P3" draw:layer="layout" draw:type="line" svg:x1="10.5cm" svg:y1="15.909cm" svg:x2="14.5cm" svg:y2="15.909cm" draw:start-shape="id3" draw:start-glue-point="1" draw:end-shape="id12" draw:end-glue-point="3" svg:d="m10500 15909h4000">
          <text:p/>
        </draw:connector>
        <draw:connector draw:style-name="gr7" draw:text-style-name="P3" draw:layer="layout" draw:type="line" svg:x1="9.723cm" svg:y1="16.5cm" svg:x2="7.723cm" svg:y2="20.5cm" draw:start-shape="id3" draw:start-glue-point="2" draw:end-shape="id13" draw:end-glue-point="0" svg:d="m9723 16500-2000 4000">
          <text:p/>
        </draw:connector>
        <draw:connector draw:style-name="gr7" draw:text-style-name="P3" draw:layer="layout" draw:type="line" svg:x1="8.946cm" svg:y1="15.909cm" svg:x2="5.5cm" svg:y2="15.909cm" draw:start-shape="id3" draw:start-glue-point="3" draw:end-shape="id14" svg:d="m8946 15909h-3446">
          <text:p/>
        </draw:connector>
        <draw:connector draw:style-name="gr7" draw:text-style-name="P3" draw:layer="layout" draw:type="line" svg:x1="9.723cm" svg:y1="16.5cm" svg:x2="9.683cm" svg:y2="20.5cm" draw:start-shape="id3" draw:start-glue-point="2" draw:end-shape="id15" svg:d="m9723 16500-40 4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636cm" fo:margin-bottom="7.775cm" fo:margin-left="3.771cm" fo:margin-right="2.77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iko Stotz</meta:initial-creator>
    <meta:creation-date>2010-10-19T16:25:57</meta:creation-date>
    <dc:date>2010-10-19T17:28:27</dc:date>
    <dc:creator>Niko Stotz</dc:creator>
    <meta:editing-duration>PT00H41M02S</meta:editing-duration>
    <meta:editing-cycles>4</meta:editing-cycles>
    <meta:generator>OpenOffice.org/3.2$Linux OpenOffice.org_project/320m12$Build-9483</meta:generator>
    <meta:document-statistic meta:object-count="29"/>
  </office:meta>
</office:document-meta>
</file>